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CaladoF</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07d8976">1. draft</text:a></text:p>
        </text:index-body>
      </text:table-of-content>
      <text:h text:style-name="Heading_20_1" text:outline-level="1" text:is-list-header="false">
<text:bookmark-start text:name="OrgXref.org07d8976"/>
<text:bookmark text:name="org07d8976"/>draft
<text:bookmark-end text:name="OrgXref.org07d8976"/></text:h>
      <text:p text:style-name="Text_20_body">Thank you for having me here today.
</text:p>
      <text:p text:style-name="Text_20_body">Since the beginning of my time here in the English department, I used to be afraid of this podium. When I saw people speaking up here, I could feel my own heart beating inside my body and my face flush. Even if nobody was speaking, or there was no event going on, sometimes just looking at the podium would make me feel panicky. That's because I had a terrible, almost debilitating fear of public speaking. This fear began when I first started graduate school, and it stayed with me for many years.
</text:p>
      <text:p text:style-name="Text_20_body">The cause of this fear is going to be the subject of this talk. It has to do with what is called impostor syndrome. Impostor syndrome, which many of you may also know through personal experience, is when a person feels that they aren't enough–not smart, hardworking, skilled, or otherwise–and that any success they have achieved is due to luck or coincidence rather than effort or talent. A person with impostor syndrome is afraid that their great secret–that they are not good enough–will be discovered.
</text:p>
      <text:p text:style-name="Text_20_body">I'm going to use this fear to think through the role of graduate work, within English deparments specifically, in perpetuating certain systems of knowledge. By unpacking the fear, I want to get at what I think is the central structural issue that's holding English departments back, from my perspective, from speaking to issues of our current moment, in the contemporary world outside these windowless walls. The stakes of graduate work have to do with how we engage with the current world.
</text:p>
      <text:p text:style-name="Text_20_body">I decided to study English, perhaps like many of you, because I enjoyed reading and talking about what I read. Despite that, I never felt quite like I belonged in an English department.
</text:p>
      <text:p text:style-name="Text_20_body">Maybe that's because my work is fundamentally interdisciplinary, and can be better categorized as "Digital Studies" or "Queer Studies," rather than English. (I'll get into this later in the talk, but really, I'm only using literary language as a means or a kind of test case and skill set for talking about what happens to information when we engage with it in digital processes and formats)</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CaladoF</dc:creator>
    <meta:initial-creator>CaladoF</meta:initial-creator>
    <dc:date>2024-04-24T16:37:43</dc:date>
    <meta:creation-date>2024-04-24T16:37:43</meta:creation-date>
    <meta:generator>Emacs 29.1 (Org mode 9.6.6)</meta:generator>
    <meta:keyword/>
    <dc:subject/>
    <dc:title/>
  </office:meta>
</office:document-meta>
</file>